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17"><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text:p text:style-name="P17">类似LibreOffice方式伸缩工具箱 代码实现在KWGui::KWGui （ 在KWView 中作为变量存在）<text:s/></text:p>
      <text:p text:style-name="P17"/>
      <text:p text:style-name="P17">KWCanvas : public QWidget, public KWCanvasBase</text:p>
      <text:p text:style-name="P17"><text:s/></text:p>
      <text:p text:style-name="P17">KWCanvasBase<text:s/>绘制文档区域的内容（每页文档，每页文档间的空隙区域不属于 该类绘制）</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custom1" style:display-name="Bibliography custom1" style:family="paragraph"/>
    <style:style style:name="Bibliography_20www" style:display-name="Bibliography www" style:family="paragraph"/>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ustom4" style:display-name="Bibliography custom4"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Bibliography_20phdthesis" style:display-name="Bibliography phdthesis"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Bullet_20List" style:display-name="Bullet List" style:family="paragraph" style:list-style-name="L6">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Standard" style:display-name="Standard" style:family="paragraph">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Head_202" style:default-outline-level="2" style:display-name="Head 2" style:family="paragraph" style:next-style-name="Standard">
      <style:text-properties fo:font-size="16.000000000000000pt" fo:font-weight="bold"/>
    </style:style>
    <style:style style:name="A1" style:display-name="A1" style:family="paragraph">
      <style:text-properties fo:color="#000000" fo:font-family="Sans Serif" fo:font-size="12.000000000000000pt"/>
    </style:style>
    <style:style style:name="Enumerated_20List" style:display-name="Enumerated List" style:family="paragraph" style:list-style-name="L4">
      <style:text-properties fo:font-size="12.000000000000000pt"/>
    </style:style>
    <style:style style:name="Alphabetical_20List" style:display-name="Alphabetical List" style:family="paragraph" style:list-style-name="L5">
      <style:text-properties fo:font-size="12.000000000000000pt"/>
    </style:style>
    <style:style style:name="Bibliography_20custom3" style:display-name="Bibliography custom3" style:family="paragraph"/>
    <style:style style:name="Bibliography_20custom2" style:display-name="Bibliography custom2" style:family="paragraph"/>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5</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532</meta:editing-cycles>
    <dc:date>2022-03-03T15:39:00</dc:date>
    <meta:creation-date>2008-08-22T11:41:04</meta:creation-date>
  </office:meta>
</office:document-meta>
</file>